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89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6665in"/>
    </style:style>
    <style:style style:name="co6" style:family="table-column">
      <style:table-column-properties fo:break-before="auto" style:column-width="1.8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Archime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5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side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² 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²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²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&gt; π</text:p>
          </table:table-cell>
          <table:table-cell table:style-name="ce1" table:number-columns-repeated="1637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B3]*[.B3]" office:value-type="float" office:value="36" calcext:value-type="float">
            <text:p>36</text:p>
          </table:table-cell>
          <table:table-cell table:formula="of:=[.B3]/SQRT(3)" office:value-type="float" office:value="3.46410161513776" calcext:value-type="float">
            <text:p>3.46410161513776</text:p>
          </table:table-cell>
          <table:table-cell table:formula="of:=[.D3]*[.D3]" office:value-type="float" office:value="12" calcext:value-type="float">
            <text:p>12</text:p>
          </table:table-cell>
          <table:table-cell table:formula="of:=SQRT([.G3])" office:value-type="float" office:value="6.92820323027551" calcext:value-type="float">
            <text:p>6.92820323027551</text:p>
          </table:table-cell>
          <table:table-cell table:formula="of:=[.C3]+[.E3]" office:value-type="float" office:value="48" calcext:value-type="float">
            <text:p>48</text:p>
          </table:table-cell>
          <table:table-cell table:formula="of:=[.D3]/([.F3]/[.B3]+1)" office:value-type="float" office:value="1.60769515458674" calcext:value-type="float">
            <text:p>1.60769515458674</text:p>
          </table:table-cell>
          <table:table-cell table:formula="of:=[.A3] * 2 * [.H3] / [.B3]" office:value-type="float" office:value="3.21539030917347" calcext:value-type="float">
            <text:p>3.21539030917347</text:p>
          </table:table-cell>
          <table:table-cell table:number-columns-repeated="16375"/>
        </table:table-row>
        <table:table-row table:style-name="ro1">
          <table:table-cell table:formula="of:=[.A3]*2" office:value-type="float" office:value="12" calcext:value-type="float">
            <text:p>12</text:p>
          </table:table-cell>
          <table:table-cell table:formula="of:=[.B3]" office:value-type="float" office:value="6" calcext:value-type="float">
            <text:p>6</text:p>
          </table:table-cell>
          <table:table-cell table:formula="of:=[.B4]*[.B4]" office:value-type="float" office:value="36" calcext:value-type="float">
            <text:p>36</text:p>
          </table:table-cell>
          <table:table-cell table:formula="of:=[.H3]" office:value-type="float" office:value="1.60769515458674" calcext:value-type="float">
            <text:p>1.60769515458674</text:p>
          </table:table-cell>
          <table:table-cell table:formula="of:=[.D4]*[.D4]" office:value-type="float" office:value="2.58468371008167" calcext:value-type="float">
            <text:p>2.58468371008167</text:p>
          </table:table-cell>
          <table:table-cell table:formula="of:=SQRT([.G4])" office:value-type="float" office:value="6.2116570824605" calcext:value-type="float">
            <text:p>6.2116570824605</text:p>
          </table:table-cell>
          <table:table-cell table:formula="of:=[.C4]+[.E4]" office:value-type="float" office:value="38.5846837100817" calcext:value-type="float">
            <text:p>38.5846837100817</text:p>
          </table:table-cell>
          <table:table-cell table:formula="of:=[.D4]/([.F4]/[.B4]+1)" office:value-type="float" office:value="0.789914985524375" calcext:value-type="float">
            <text:p>0.789914985524375</text:p>
          </table:table-cell>
          <table:table-cell table:formula="of:=[.A4] * 2 * [.H4] / [.B4]" office:value-type="float" office:value="3.1596599420975" calcext:value-type="float">
            <text:p>3.1596599420975</text:p>
          </table:table-cell>
          <table:table-cell table:number-columns-repeated="16375"/>
        </table:table-row>
        <table:table-row table:style-name="ro1">
          <table:table-cell table:formula="of:=[.A4]*2" office:value-type="float" office:value="24" calcext:value-type="float">
            <text:p>24</text:p>
          </table:table-cell>
          <table:table-cell table:formula="of:=[.B4]" office:value-type="float" office:value="6" calcext:value-type="float">
            <text:p>6</text:p>
          </table:table-cell>
          <table:table-cell table:formula="of:=[.B5]*[.B5]" office:value-type="float" office:value="36" calcext:value-type="float">
            <text:p>36</text:p>
          </table:table-cell>
          <table:table-cell table:formula="of:=[.H4]" office:value-type="float" office:value="0.789914985524375" calcext:value-type="float">
            <text:p>0.789914985524375</text:p>
          </table:table-cell>
          <table:table-cell table:formula="of:=[.D5]*[.D5]" office:value-type="float" office:value="0.623965684355974" calcext:value-type="float">
            <text:p>0.623965684355974</text:p>
          </table:table-cell>
          <table:table-cell table:formula="of:=SQRT([.G5])" office:value-type="float" office:value="6.05177376348092" calcext:value-type="float">
            <text:p>6.05177376348092</text:p>
          </table:table-cell>
          <table:table-cell table:formula="of:=[.C5]+[.E5]" office:value-type="float" office:value="36.623965684356" calcext:value-type="float">
            <text:p>36.623965684356</text:p>
          </table:table-cell>
          <table:table-cell table:formula="of:=[.D5]/([.F5]/[.B5]+1)" office:value-type="float" office:value="0.393260776891429" calcext:value-type="float">
            <text:p>0.393260776891429</text:p>
          </table:table-cell>
          <table:table-cell table:formula="of:=[.A5] * 2 * [.H5] / [.B5]" office:value-type="float" office:value="3.14608621513144" calcext:value-type="float">
            <text:p>3.14608621513144</text:p>
          </table:table-cell>
          <table:table-cell table:number-columns-repeated="16375"/>
        </table:table-row>
        <table:table-row table:style-name="ro1">
          <table:table-cell table:formula="of:=[.A5]*2" office:value-type="float" office:value="48" calcext:value-type="float">
            <text:p>48</text:p>
          </table:table-cell>
          <table:table-cell table:formula="of:=[.B5]" office:value-type="float" office:value="6" calcext:value-type="float">
            <text:p>6</text:p>
          </table:table-cell>
          <table:table-cell table:formula="of:=[.B6]*[.B6]" office:value-type="float" office:value="36" calcext:value-type="float">
            <text:p>36</text:p>
          </table:table-cell>
          <table:table-cell table:formula="of:=[.H5]" office:value-type="float" office:value="0.393260776891429" calcext:value-type="float">
            <text:p>0.393260776891429</text:p>
          </table:table-cell>
          <table:table-cell table:formula="of:=[.D6]*[.D6]" office:value-type="float" office:value="0.154654038641251" calcext:value-type="float">
            <text:p>0.154654038641251</text:p>
          </table:table-cell>
          <table:table-cell table:formula="of:=SQRT([.G6])" office:value-type="float" office:value="6.0128740248438" calcext:value-type="float">
            <text:p>6.0128740248438</text:p>
          </table:table-cell>
          <table:table-cell table:formula="of:=[.C6]+[.E6]" office:value-type="float" office:value="36.1546540386413" calcext:value-type="float">
            <text:p>36.1546540386413</text:p>
          </table:table-cell>
          <table:table-cell table:formula="of:=[.D6]/([.F6]/[.B6]+1)" office:value-type="float" office:value="0.196419662477836" calcext:value-type="float">
            <text:p>0.196419662477836</text:p>
          </table:table-cell>
          <table:table-cell table:formula="of:=[.A6] * 2 * [.H6] / [.B6]" office:value-type="float" office:value="3.14271459964537" calcext:value-type="float">
            <text:p>3.14271459964537</text:p>
          </table:table-cell>
          <table:table-cell table:number-columns-repeated="16375"/>
        </table:table-row>
        <table:table-row table:style-name="ro1">
          <table:table-cell table:formula="of:=[.A6]*2" office:value-type="float" office:value="96" calcext:value-type="float">
            <text:p>96</text:p>
          </table:table-cell>
          <table:table-cell table:formula="of:=[.B6]" office:value-type="float" office:value="6" calcext:value-type="float">
            <text:p>6</text:p>
          </table:table-cell>
          <table:table-cell table:formula="of:=[.B7]*[.B7]" office:value-type="float" office:value="36" calcext:value-type="float">
            <text:p>36</text:p>
          </table:table-cell>
          <table:table-cell table:formula="of:=[.H6]" office:value-type="float" office:value="0.196419662477836" calcext:value-type="float">
            <text:p>0.196419662477836</text:p>
          </table:table-cell>
          <table:table-cell table:formula="of:=[.D7]*[.D7]" office:value-type="float" office:value="0.0385806838079068" calcext:value-type="float">
            <text:p>0.0385806838079068</text:p>
          </table:table-cell>
          <table:table-cell table:formula="of:=SQRT([.G7])" office:value-type="float" office:value="6.00321419606263" calcext:value-type="float">
            <text:p>6.00321419606263</text:p>
          </table:table-cell>
          <table:table-cell table:formula="of:=[.C7]+[.E7]" office:value-type="float" office:value="36.0385806838079" calcext:value-type="float">
            <text:p>36.0385806838079</text:p>
          </table:table-cell>
          <table:table-cell table:formula="of:=[.D7]/([.F7]/[.B7]+1)" office:value-type="float" office:value="0.0981835328118695" calcext:value-type="float">
            <text:p>0.0981835328118695</text:p>
          </table:table-cell>
          <table:table-cell table:formula="of:=[.A7] * 2 * [.H7] / [.B7]" office:value-type="float" office:value="3.14187304997982" calcext:value-type="float">
            <text:p>3.14187304997982</text:p>
          </table:table-cell>
          <table:table-cell table:number-columns-repeated="16375"/>
        </table:table-row>
        <table:table-row table:style-name="ro1">
          <table:table-cell table:formula="of:=[.A7]*2" office:value-type="float" office:value="192" calcext:value-type="float">
            <text:p>192</text:p>
          </table:table-cell>
          <table:table-cell table:formula="of:=[.B7]" office:value-type="float" office:value="6" calcext:value-type="float">
            <text:p>6</text:p>
          </table:table-cell>
          <table:table-cell table:formula="of:=[.B8]*[.B8]" office:value-type="float" office:value="36" calcext:value-type="float">
            <text:p>36</text:p>
          </table:table-cell>
          <table:table-cell table:formula="of:=[.H7]" office:value-type="float" office:value="0.0981835328118695" calcext:value-type="float">
            <text:p>0.0981835328118695</text:p>
          </table:table-cell>
          <table:table-cell table:formula="of:=[.D8]*[.D8]" office:value-type="float" office:value="0.00964000611541945" calcext:value-type="float">
            <text:p>0.00964000611541945</text:p>
          </table:table-cell>
          <table:table-cell table:formula="of:=SQRT([.G8])" office:value-type="float" office:value="6.00080328007138" calcext:value-type="float">
            <text:p>6.00080328007138</text:p>
          </table:table-cell>
          <table:table-cell table:formula="of:=[.C8]+[.E8]" office:value-type="float" office:value="36.0096400061154" calcext:value-type="float">
            <text:p>36.0096400061154</text:p>
          </table:table-cell>
          <table:table-cell table:formula="of:=[.D8]/([.F8]/[.B8]+1)" office:value-type="float" office:value="0.0490884804227633" calcext:value-type="float">
            <text:p>0.0490884804227633</text:p>
          </table:table-cell>
          <table:table-cell table:formula="of:=[.A8] * 2 * [.H8] / [.B8]" office:value-type="float" office:value="3.14166274705685" calcext:value-type="float">
            <text:p>3.14166274705685</text:p>
          </table:table-cell>
          <table:table-cell table:number-columns-repeated="16375"/>
        </table:table-row>
        <table:table-row table:style-name="ro1">
          <table:table-cell table:formula="of:=[.A8]*2" office:value-type="float" office:value="384" calcext:value-type="float">
            <text:p>384</text:p>
          </table:table-cell>
          <table:table-cell table:formula="of:=[.B8]" office:value-type="float" office:value="6" calcext:value-type="float">
            <text:p>6</text:p>
          </table:table-cell>
          <table:table-cell table:formula="of:=[.B9]*[.B9]" office:value-type="float" office:value="36" calcext:value-type="float">
            <text:p>36</text:p>
          </table:table-cell>
          <table:table-cell table:formula="of:=[.H8]" office:value-type="float" office:value="0.0490884804227633" calcext:value-type="float">
            <text:p>0.0490884804227633</text:p>
          </table:table-cell>
          <table:table-cell table:formula="of:=[.D9]*[.D9]" office:value-type="float" office:value="0.00240967891021601" calcext:value-type="float">
            <text:p>0.00240967891021601</text:p>
          </table:table-cell>
          <table:table-cell table:formula="of:=SQRT([.G9])" office:value-type="float" office:value="6.00020080321569" calcext:value-type="float">
            <text:p>6.00020080321569</text:p>
          </table:table-cell>
          <table:table-cell table:formula="of:=[.C9]+[.E9]" office:value-type="float" office:value="36.0024096789102" calcext:value-type="float">
            <text:p>36.0024096789102</text:p>
          </table:table-cell>
          <table:table-cell table:formula="of:=[.D9]/([.F9]/[.B9]+1)" office:value-type="float" office:value="0.0245438295047241" calcext:value-type="float">
            <text:p>0.0245438295047241</text:p>
          </table:table-cell>
          <table:table-cell table:formula="of:=[.A9] * 2 * [.H9] / [.B9]" office:value-type="float" office:value="3.14161017660469" calcext:value-type="float">
            <text:p>3.14161017660469</text:p>
          </table:table-cell>
          <table:table-cell table:number-columns-repeated="16375"/>
        </table:table-row>
        <table:table-row table:style-name="ro1">
          <table:table-cell table:formula="of:=[.A9]*2" office:value-type="float" office:value="768" calcext:value-type="float">
            <text:p>768</text:p>
          </table:table-cell>
          <table:table-cell table:formula="of:=[.B9]" office:value-type="float" office:value="6" calcext:value-type="float">
            <text:p>6</text:p>
          </table:table-cell>
          <table:table-cell table:formula="of:=[.B10]*[.B10]" office:value-type="float" office:value="36" calcext:value-type="float">
            <text:p>36</text:p>
          </table:table-cell>
          <table:table-cell table:formula="of:=[.H9]" office:value-type="float" office:value="0.0245438295047241" calcext:value-type="float">
            <text:p>0.0245438295047241</text:p>
          </table:table-cell>
          <table:table-cell table:formula="of:=[.D10]*[.D10]" office:value-type="float" office:value="0.000602399566756967" calcext:value-type="float">
            <text:p>0.000602399566756967</text:p>
          </table:table-cell>
          <table:table-cell table:formula="of:=SQRT([.G10])" office:value-type="float" office:value="6.0000501997539" calcext:value-type="float">
            <text:p>6.0000501997539</text:p>
          </table:table-cell>
          <table:table-cell table:formula="of:=[.C10]+[.E10]" office:value-type="float" office:value="36.0006023995668" calcext:value-type="float">
            <text:p>36.0006023995668</text:p>
          </table:table-cell>
          <table:table-cell table:formula="of:=[.D10]/([.F10]/[.B10]+1)" office:value-type="float" office:value="0.0122718634153185" calcext:value-type="float">
            <text:p>0.0122718634153185</text:p>
          </table:table-cell>
          <table:table-cell table:formula="of:=[.A10] * 2 * [.H10] / [.B10]" office:value-type="float" office:value="3.14159703432153" calcext:value-type="float">
            <text:p>3.14159703432153</text:p>
          </table:table-cell>
          <table:table-cell table:number-columns-repeated="16375"/>
        </table:table-row>
        <table:table-row table:style-name="ro1">
          <table:table-cell table:formula="of:=[.A10]*2" office:value-type="float" office:value="1536" calcext:value-type="float">
            <text:p>1536</text:p>
          </table:table-cell>
          <table:table-cell table:formula="of:=[.B10]" office:value-type="float" office:value="6" calcext:value-type="float">
            <text:p>6</text:p>
          </table:table-cell>
          <table:table-cell table:formula="of:=[.B11]*[.B11]" office:value-type="float" office:value="36" calcext:value-type="float">
            <text:p>36</text:p>
          </table:table-cell>
          <table:table-cell table:formula="of:=[.H10]" office:value-type="float" office:value="0.0122718634153185" calcext:value-type="float">
            <text:p>0.0122718634153185</text:p>
          </table:table-cell>
          <table:table-cell table:formula="of:=[.D11]*[.D11]" office:value-type="float" office:value="0.000150598631684232" calcext:value-type="float">
            <text:p>0.000150598631684232</text:p>
          </table:table-cell>
          <table:table-cell table:formula="of:=SQRT([.G11])" office:value-type="float" office:value="6.00001254987285" calcext:value-type="float">
            <text:p>6.00001254987285</text:p>
          </table:table-cell>
          <table:table-cell table:formula="of:=[.C11]+[.E11]" office:value-type="float" office:value="36.0001505986317" calcext:value-type="float">
            <text:p>36.0001505986317</text:p>
          </table:table-cell>
          <table:table-cell table:formula="of:=[.D11]/([.F11]/[.B11]+1)" office:value-type="float" office:value="0.00613592529056905" calcext:value-type="float">
            <text:p>0.00613592529056905</text:p>
          </table:table-cell>
          <table:table-cell table:formula="of:=[.A11] * 2 * [.H11] / [.B11]" office:value-type="float" office:value="3.14159374877135" calcext:value-type="float">
            <text:p>3.14159374877135</text:p>
          </table:table-cell>
          <table:table-cell table:number-columns-repeated="16375"/>
        </table:table-row>
        <table:table-row table:style-name="ro1">
          <table:table-cell table:formula="of:=[.A11]*2" office:value-type="float" office:value="3072" calcext:value-type="float">
            <text:p>3072</text:p>
          </table:table-cell>
          <table:table-cell table:formula="of:=[.B11]" office:value-type="float" office:value="6" calcext:value-type="float">
            <text:p>6</text:p>
          </table:table-cell>
          <table:table-cell table:formula="of:=[.B12]*[.B12]" office:value-type="float" office:value="36" calcext:value-type="float">
            <text:p>36</text:p>
          </table:table-cell>
          <table:table-cell table:formula="of:=[.H11]" office:value-type="float" office:value="0.00613592529056905" calcext:value-type="float">
            <text:p>0.00613592529056905</text:p>
          </table:table-cell>
          <table:table-cell table:formula="of:=[.D12]*[.D12]" office:value-type="float" office:value="0.0000376495791714449" calcext:value-type="float">
            <text:p>3.76495791714449E-05</text:p>
          </table:table-cell>
          <table:table-cell table:formula="of:=SQRT([.G12])" office:value-type="float" office:value="6.00000313746411" calcext:value-type="float">
            <text:p>6.00000313746411</text:p>
          </table:table-cell>
          <table:table-cell table:formula="of:=[.C12]+[.E12]" office:value-type="float" office:value="36.0000376495792" calcext:value-type="float">
            <text:p>36.0000376495792</text:p>
          </table:table-cell>
          <table:table-cell table:formula="of:=[.D12]/([.F12]/[.B12]+1)" office:value-type="float" office:value="0.00306796184314951" calcext:value-type="float">
            <text:p>0.00306796184314951</text:p>
          </table:table-cell>
          <table:table-cell table:formula="of:=[.A12] * 2 * [.H12] / [.B12]" office:value-type="float" office:value="3.1415929273851" calcext:value-type="float">
            <text:p>3.1415929273851</text:p>
          </table:table-cell>
          <table:table-cell table:number-columns-repeated="16375"/>
        </table:table-row>
        <table:table-row table:style-name="ro1">
          <table:table-cell table:formula="of:=[.A12]*2" office:value-type="float" office:value="6144" calcext:value-type="float">
            <text:p>6144</text:p>
          </table:table-cell>
          <table:table-cell table:formula="of:=[.B12]" office:value-type="float" office:value="6" calcext:value-type="float">
            <text:p>6</text:p>
          </table:table-cell>
          <table:table-cell table:formula="of:=[.B13]*[.B13]" office:value-type="float" office:value="36" calcext:value-type="float">
            <text:p>36</text:p>
          </table:table-cell>
          <table:table-cell table:formula="of:=[.H12]" office:value-type="float" office:value="0.00306796184314951" calcext:value-type="float">
            <text:p>0.00306796184314951</text:p>
          </table:table-cell>
          <table:table-cell table:formula="of:=[.D13]*[.D13]" office:value-type="float" office:value="0.00000941238987102133" calcext:value-type="float">
            <text:p>9.41238987102133E-06</text:p>
          </table:table-cell>
          <table:table-cell table:formula="of:=SQRT([.G13])" office:value-type="float" office:value="6.00000078436577" calcext:value-type="float">
            <text:p>6.00000078436577</text:p>
          </table:table-cell>
          <table:table-cell table:formula="of:=[.C13]+[.E13]" office:value-type="float" office:value="36.0000094123899" calcext:value-type="float">
            <text:p>36.0000094123899</text:p>
          </table:table-cell>
          <table:table-cell table:formula="of:=[.D13]/([.F13]/[.B13]+1)" office:value-type="float" office:value="0.00153398082130792" calcext:value-type="float">
            <text:p>0.00153398082130792</text:p>
          </table:table-cell>
          <table:table-cell table:formula="of:=[.A13] * 2 * [.H13] / [.B13]" office:value-type="float" office:value="3.14159272203861" calcext:value-type="float">
            <text:p>3.14159272203861</text:p>
          </table:table-cell>
          <table:table-cell table:number-columns-repeated="16375"/>
        </table:table-row>
        <table:table-row table:style-name="ro1">
          <table:table-cell table:formula="of:=[.A13]*2" office:value-type="float" office:value="12288" calcext:value-type="float">
            <text:p>12288</text:p>
          </table:table-cell>
          <table:table-cell table:formula="of:=[.B13]" office:value-type="float" office:value="6" calcext:value-type="float">
            <text:p>6</text:p>
          </table:table-cell>
          <table:table-cell table:formula="of:=[.B14]*[.B14]" office:value-type="float" office:value="36" calcext:value-type="float">
            <text:p>36</text:p>
          </table:table-cell>
          <table:table-cell table:formula="of:=[.H13]" office:value-type="float" office:value="0.00153398082130792" calcext:value-type="float">
            <text:p>0.00153398082130792</text:p>
          </table:table-cell>
          <table:table-cell table:formula="of:=[.D14]*[.D14]" office:value-type="float" office:value="0.00000235309716014051" calcext:value-type="float">
            <text:p>2.35309716014051E-06</text:p>
          </table:table-cell>
          <table:table-cell table:formula="of:=SQRT([.G14])" office:value-type="float" office:value="6.00000019609143" calcext:value-type="float">
            <text:p>6.00000019609143</text:p>
          </table:table-cell>
          <table:table-cell table:formula="of:=[.C14]+[.E14]" office:value-type="float" office:value="36.0000023530972" calcext:value-type="float">
            <text:p>36.0000023530972</text:p>
          </table:table-cell>
          <table:table-cell table:formula="of:=[.D14]/([.F14]/[.B14]+1)" office:value-type="float" office:value="0.000766990398120605" calcext:value-type="float">
            <text:p>0.000766990398120605</text:p>
          </table:table-cell>
          <table:table-cell table:formula="of:=[.A14] * 2 * [.H14] / [.B14]" office:value-type="float" office:value="3.141592670702" calcext:value-type="float">
            <text:p>3.141592670702</text:p>
          </table:table-cell>
          <table:table-cell table:number-columns-repeated="16375"/>
        </table:table-row>
        <table:table-row table:style-name="ro1">
          <table:table-cell table:formula="of:=[.A14]*2" office:value-type="float" office:value="24576" calcext:value-type="float">
            <text:p>24576</text:p>
          </table:table-cell>
          <table:table-cell table:formula="of:=[.B14]" office:value-type="float" office:value="6" calcext:value-type="float">
            <text:p>6</text:p>
          </table:table-cell>
          <table:table-cell table:formula="of:=[.B15]*[.B15]" office:value-type="float" office:value="36" calcext:value-type="float">
            <text:p>36</text:p>
          </table:table-cell>
          <table:table-cell table:formula="of:=[.H14]" office:value-type="float" office:value="0.000766990398120605" calcext:value-type="float">
            <text:p>0.000766990398120605</text:p>
          </table:table-cell>
          <table:table-cell table:formula="of:=[.D15]*[.D15]" office:value-type="float" office:value="0.000000588274270809204" calcext:value-type="float">
            <text:p>5.88274270809204E-07</text:p>
          </table:table-cell>
          <table:table-cell table:formula="of:=SQRT([.G15])" office:value-type="float" office:value="6.00000004902286" calcext:value-type="float">
            <text:p>6.00000004902286</text:p>
          </table:table-cell>
          <table:table-cell table:formula="of:=[.C15]+[.E15]" office:value-type="float" office:value="36.0000005882743" calcext:value-type="float">
            <text:p>36.0000005882743</text:p>
          </table:table-cell>
          <table:table-cell table:formula="of:=[.D15]/([.F15]/[.B15]+1)" office:value-type="float" office:value="0.000383495197493633" calcext:value-type="float">
            <text:p>0.000383495197493633</text:p>
          </table:table-cell>
          <table:table-cell table:formula="of:=[.A15] * 2 * [.H15] / [.B15]" office:value-type="float" office:value="3.14159265786785" calcext:value-type="float">
            <text:p>3.14159265786785</text:p>
          </table:table-cell>
          <table:table-cell table:number-columns-repeated="16375"/>
        </table:table-row>
        <table:table-row table:style-name="ro1">
          <table:table-cell table:formula="of:=[.A15]*2" office:value-type="float" office:value="49152" calcext:value-type="float">
            <text:p>49152</text:p>
          </table:table-cell>
          <table:table-cell table:formula="of:=[.B15]" office:value-type="float" office:value="6" calcext:value-type="float">
            <text:p>6</text:p>
          </table:table-cell>
          <table:table-cell table:formula="of:=[.B16]*[.B16]" office:value-type="float" office:value="36" calcext:value-type="float">
            <text:p>36</text:p>
          </table:table-cell>
          <table:table-cell table:formula="of:=[.H15]" office:value-type="float" office:value="0.000383495197493633" calcext:value-type="float">
            <text:p>0.000383495197493633</text:p>
          </table:table-cell>
          <table:table-cell table:formula="of:=[.D16]*[.D16]" office:value-type="float" office:value="0.000000147068566500681" calcext:value-type="float">
            <text:p>1.47068566500681E-07</text:p>
          </table:table-cell>
          <table:table-cell table:formula="of:=SQRT([.G16])" office:value-type="float" office:value="6.00000001225571" calcext:value-type="float">
            <text:p>6.00000001225571</text:p>
          </table:table-cell>
          <table:table-cell table:formula="of:=[.C16]+[.E16]" office:value-type="float" office:value="36.0000001470686" calcext:value-type="float">
            <text:p>36.0000001470686</text:p>
          </table:table-cell>
          <table:table-cell table:formula="of:=[.D16]/([.F16]/[.B16]+1)" office:value-type="float" office:value="0.000191747598550983" calcext:value-type="float">
            <text:p>0.000191747598550983</text:p>
          </table:table-cell>
          <table:table-cell table:formula="of:=[.A16] * 2 * [.H16] / [.B16]" office:value-type="float" office:value="3.14159265465931" calcext:value-type="float">
            <text:p>3.14159265465931</text:p>
          </table:table-cell>
          <table:table-cell table:number-columns-repeated="16375"/>
        </table:table-row>
        <table:table-row table:style-name="ro1">
          <table:table-cell table:formula="of:=[.A16]*2" office:value-type="float" office:value="98304" calcext:value-type="float">
            <text:p>98304</text:p>
          </table:table-cell>
          <table:table-cell table:formula="of:=[.B16]" office:value-type="float" office:value="6" calcext:value-type="float">
            <text:p>6</text:p>
          </table:table-cell>
          <table:table-cell table:formula="of:=[.B17]*[.B17]" office:value-type="float" office:value="36" calcext:value-type="float">
            <text:p>36</text:p>
          </table:table-cell>
          <table:table-cell table:formula="of:=[.H16]" office:value-type="float" office:value="0.000191747598550983" calcext:value-type="float">
            <text:p>0.000191747598550983</text:p>
          </table:table-cell>
          <table:table-cell table:formula="of:=[.D17]*[.D17]" office:value-type="float" office:value="0.000000036767141550069" calcext:value-type="float">
            <text:p>3.6767141550069E-08</text:p>
          </table:table-cell>
          <table:table-cell table:formula="of:=SQRT([.G17])" office:value-type="float" office:value="6.00000000306393" calcext:value-type="float">
            <text:p>6.00000000306393</text:p>
          </table:table-cell>
          <table:table-cell table:formula="of:=[.C17]+[.E17]" office:value-type="float" office:value="36.0000000367671" calcext:value-type="float">
            <text:p>36.0000000367671</text:p>
          </table:table-cell>
          <table:table-cell table:formula="of:=[.D17]/([.F17]/[.B17]+1)" office:value-type="float" office:value="0.0000958737992510123" calcext:value-type="float">
            <text:p>9.58737992510123E-05</text:p>
          </table:table-cell>
          <table:table-cell table:formula="of:=[.A17] * 2 * [.H17] / [.B17]" office:value-type="float" office:value="3.14159265385717" calcext:value-type="float">
            <text:p>3.14159265385717</text:p>
          </table:table-cell>
          <table:table-cell table:number-columns-repeated="16375"/>
        </table:table-row>
        <table:table-row table:style-name="ro1">
          <table:table-cell table:formula="of:=[.A17]*2" office:value-type="float" office:value="196608" calcext:value-type="float">
            <text:p>196608</text:p>
          </table:table-cell>
          <table:table-cell table:formula="of:=[.B17]" office:value-type="float" office:value="6" calcext:value-type="float">
            <text:p>6</text:p>
          </table:table-cell>
          <table:table-cell table:formula="of:=[.B18]*[.B18]" office:value-type="float" office:value="36" calcext:value-type="float">
            <text:p>36</text:p>
          </table:table-cell>
          <table:table-cell table:formula="of:=[.H17]" office:value-type="float" office:value="0.0000958737992510123" calcext:value-type="float">
            <text:p>9.58737992510123E-05</text:p>
          </table:table-cell>
          <table:table-cell table:formula="of:=[.D18]*[.D18]" office:value-type="float" office:value="0.00000000919178538282341" calcext:value-type="float">
            <text:p>9.19178538282341E-09</text:p>
          </table:table-cell>
          <table:table-cell table:formula="of:=SQRT([.G18])" office:value-type="float" office:value="6.00000000076598" calcext:value-type="float">
            <text:p>6.00000000076598</text:p>
          </table:table-cell>
          <table:table-cell table:formula="of:=[.C18]+[.E18]" office:value-type="float" office:value="36.0000000091918" calcext:value-type="float">
            <text:p>36.0000000091918</text:p>
          </table:table-cell>
          <table:table-cell table:formula="of:=[.D18]/([.F18]/[.B18]+1)" office:value-type="float" office:value="0.0000479368996224463" calcext:value-type="float">
            <text:p>4.79368996224463E-05</text:p>
          </table:table-cell>
          <table:table-cell table:formula="of:=[.A18] * 2 * [.H18] / [.B18]" office:value-type="float" office:value="3.14159265365664" calcext:value-type="float">
            <text:p>3.14159265365664</text:p>
          </table:table-cell>
          <table:table-cell table:number-columns-repeated="16375"/>
        </table:table-row>
        <table:table-row table:style-name="ro1">
          <table:table-cell table:formula="of:=[.A18]*2" office:value-type="float" office:value="393216" calcext:value-type="float">
            <text:p>393216</text:p>
          </table:table-cell>
          <table:table-cell table:formula="of:=[.B18]" office:value-type="float" office:value="6" calcext:value-type="float">
            <text:p>6</text:p>
          </table:table-cell>
          <table:table-cell table:formula="of:=[.B19]*[.B19]" office:value-type="float" office:value="36" calcext:value-type="float">
            <text:p>36</text:p>
          </table:table-cell>
          <table:table-cell table:formula="of:=[.H18]" office:value-type="float" office:value="0.0000479368996224463" calcext:value-type="float">
            <text:p>4.79368996224463E-05</text:p>
          </table:table-cell>
          <table:table-cell table:formula="of:=[.D19]*[.D19]" office:value-type="float" office:value="0.00000000229794634541249" calcext:value-type="float">
            <text:p>2.29794634541249E-09</text:p>
          </table:table-cell>
          <table:table-cell table:formula="of:=SQRT([.G19])" office:value-type="float" office:value="6.0000000001915" calcext:value-type="float">
            <text:p>6.0000000001915</text:p>
          </table:table-cell>
          <table:table-cell table:formula="of:=[.C19]+[.E19]" office:value-type="float" office:value="36.0000000022979" calcext:value-type="float">
            <text:p>36.0000000022979</text:p>
          </table:table-cell>
          <table:table-cell table:formula="of:=[.D19]/([.F19]/[.B19]+1)" office:value-type="float" office:value="0.0000239684498108406" calcext:value-type="float">
            <text:p>2.39684498108406E-05</text:p>
          </table:table-cell>
          <table:table-cell table:formula="of:=[.A19] * 2 * [.H19] / [.B19]" office:value-type="float" office:value="3.14159265360651" calcext:value-type="float">
            <text:p>3.14159265360651</text:p>
          </table:table-cell>
          <table:table-cell table:number-columns-repeated="16375"/>
        </table:table-row>
        <table:table-row table:style-name="ro1">
          <table:table-cell table:formula="of:=[.A19]*2" office:value-type="float" office:value="786432" calcext:value-type="float">
            <text:p>786432</text:p>
          </table:table-cell>
          <table:table-cell table:formula="of:=[.B19]" office:value-type="float" office:value="6" calcext:value-type="float">
            <text:p>6</text:p>
          </table:table-cell>
          <table:table-cell table:formula="of:=[.B20]*[.B20]" office:value-type="float" office:value="36" calcext:value-type="float">
            <text:p>36</text:p>
          </table:table-cell>
          <table:table-cell table:formula="of:=[.H19]" office:value-type="float" office:value="0.0000239684498108406" calcext:value-type="float">
            <text:p>2.39684498108406E-05</text:p>
          </table:table-cell>
          <table:table-cell table:formula="of:=[.D20]*[.D20]" office:value-type="float" office:value="0.000000000574486586334787" calcext:value-type="float">
            <text:p>5.74486586334787E-10</text:p>
          </table:table-cell>
          <table:table-cell table:formula="of:=SQRT([.G20])" office:value-type="float" office:value="6.00000000004787" calcext:value-type="float">
            <text:p>6.00000000004787</text:p>
          </table:table-cell>
          <table:table-cell table:formula="of:=[.C20]+[.E20]" office:value-type="float" office:value="36.0000000005745" calcext:value-type="float">
            <text:p>36.0000000005745</text:p>
          </table:table-cell>
          <table:table-cell table:formula="of:=[.D20]/([.F20]/[.B20]+1)" office:value-type="float" office:value="0.0000119842249053725" calcext:value-type="float">
            <text:p>1.19842249053725E-05</text:p>
          </table:table-cell>
          <table:table-cell table:formula="of:=[.A20] * 2 * [.H20] / [.B20]" office:value-type="float" office:value="3.14159265359397" calcext:value-type="float">
            <text:p>3.14159265359397</text:p>
          </table:table-cell>
          <table:table-cell table:number-columns-repeated="16375"/>
        </table:table-row>
        <table:table-row table:style-name="ro1">
          <table:table-cell table:formula="of:=[.A20]*2" office:value-type="float" office:value="1572864" calcext:value-type="float">
            <text:p>1572864</text:p>
          </table:table-cell>
          <table:table-cell table:formula="of:=[.B20]" office:value-type="float" office:value="6" calcext:value-type="float">
            <text:p>6</text:p>
          </table:table-cell>
          <table:table-cell table:formula="of:=[.B21]*[.B21]" office:value-type="float" office:value="36" calcext:value-type="float">
            <text:p>36</text:p>
          </table:table-cell>
          <table:table-cell table:formula="of:=[.H20]" office:value-type="float" office:value="0.0000119842249053725" calcext:value-type="float">
            <text:p>1.19842249053725E-05</text:p>
          </table:table-cell>
          <table:table-cell table:formula="of:=[.D21]*[.D21]" office:value-type="float" office:value="0.000000000143621646582551" calcext:value-type="float">
            <text:p>1.43621646582551E-10</text:p>
          </table:table-cell>
          <table:table-cell table:formula="of:=SQRT([.G21])" office:value-type="float" office:value="6.00000000001197" calcext:value-type="float">
            <text:p>6.00000000001197</text:p>
          </table:table-cell>
          <table:table-cell table:formula="of:=[.C21]+[.E21]" office:value-type="float" office:value="36.0000000001436" calcext:value-type="float">
            <text:p>36.0000000001436</text:p>
          </table:table-cell>
          <table:table-cell table:formula="of:=[.D21]/([.F21]/[.B21]+1)" office:value-type="float" office:value="0.00000599211245268028" calcext:value-type="float">
            <text:p>5.99211245268028E-06</text:p>
          </table:table-cell>
          <table:table-cell table:formula="of:=[.A21] * 2 * [.H21] / [.B21]" office:value-type="float" office:value="3.14159265359084" calcext:value-type="float">
            <text:p>3.14159265359084</text:p>
          </table:table-cell>
          <table:table-cell table:number-columns-repeated="16375"/>
        </table:table-row>
        <table:table-row table:style-name="ro1">
          <table:table-cell table:formula="of:=[.A21]*2" office:value-type="float" office:value="3145728" calcext:value-type="float">
            <text:p>3145728</text:p>
          </table:table-cell>
          <table:table-cell table:formula="of:=[.B21]" office:value-type="float" office:value="6" calcext:value-type="float">
            <text:p>6</text:p>
          </table:table-cell>
          <table:table-cell table:formula="of:=[.B22]*[.B22]" office:value-type="float" office:value="36" calcext:value-type="float">
            <text:p>36</text:p>
          </table:table-cell>
          <table:table-cell table:formula="of:=[.H21]" office:value-type="float" office:value="0.00000599211245268028" calcext:value-type="float">
            <text:p>5.99211245268028E-06</text:p>
          </table:table-cell>
          <table:table-cell table:formula="of:=[.D22]*[.D22]" office:value-type="float" office:value="0.0000000000359054116455661" calcext:value-type="float">
            <text:p>3.59054116455661E-11</text:p>
          </table:table-cell>
          <table:table-cell table:formula="of:=SQRT([.G22])" office:value-type="float" office:value="6.00000000000299" calcext:value-type="float">
            <text:p>6.00000000000299</text:p>
          </table:table-cell>
          <table:table-cell table:formula="of:=[.C22]+[.E22]" office:value-type="float" office:value="36.0000000000359" calcext:value-type="float">
            <text:p>36.0000000000359</text:p>
          </table:table-cell>
          <table:table-cell table:formula="of:=[.D22]/([.F22]/[.B22]+1)" office:value-type="float" office:value="0.00000299605622633939" calcext:value-type="float">
            <text:p>2.99605622633939E-06</text:p>
          </table:table-cell>
          <table:table-cell table:formula="of:=[.A22] * 2 * [.H22] / [.B22]" office:value-type="float" office:value="3.14159265359005" calcext:value-type="float">
            <text:p>3.14159265359005</text:p>
          </table:table-cell>
          <table:table-cell table:number-columns-repeated="16375"/>
        </table:table-row>
        <table:table-row table:style-name="ro1">
          <table:table-cell table:formula="of:=[.A22]*2" office:value-type="float" office:value="6291456" calcext:value-type="float">
            <text:p>6291456</text:p>
          </table:table-cell>
          <table:table-cell table:formula="of:=[.B22]" office:value-type="float" office:value="6" calcext:value-type="float">
            <text:p>6</text:p>
          </table:table-cell>
          <table:table-cell table:formula="of:=[.B23]*[.B23]" office:value-type="float" office:value="36" calcext:value-type="float">
            <text:p>36</text:p>
          </table:table-cell>
          <table:table-cell table:formula="of:=[.H22]" office:value-type="float" office:value="0.00000299605622633939" calcext:value-type="float">
            <text:p>2.99605622633939E-06</text:p>
          </table:table-cell>
          <table:table-cell table:formula="of:=[.D23]*[.D23]" office:value-type="float" office:value="0.00000000000897635291138704" calcext:value-type="float">
            <text:p>8.97635291138704E-12</text:p>
          </table:table-cell>
          <table:table-cell table:formula="of:=SQRT([.G23])" office:value-type="float" office:value="6.00000000000075" calcext:value-type="float">
            <text:p>6.00000000000075</text:p>
          </table:table-cell>
          <table:table-cell table:formula="of:=[.C23]+[.E23]" office:value-type="float" office:value="36.000000000009" calcext:value-type="float">
            <text:p>36.000000000009</text:p>
          </table:table-cell>
          <table:table-cell table:formula="of:=[.D23]/([.F23]/[.B23]+1)" office:value-type="float" office:value="0.0000014980281131696" calcext:value-type="float">
            <text:p>1.4980281131696E-06</text:p>
          </table:table-cell>
          <table:table-cell table:formula="of:=[.A23] * 2 * [.H23] / [.B23]" office:value-type="float" office:value="3.14159265358986" calcext:value-type="float">
            <text:p>3.14159265358986</text:p>
          </table:table-cell>
          <table:table-cell table:number-columns-repeated="16375"/>
        </table:table-row>
        <table:table-row table:style-name="ro1">
          <table:table-cell table:formula="of:=[.A23]*2" office:value-type="float" office:value="12582912" calcext:value-type="float">
            <text:p>12582912</text:p>
          </table:table-cell>
          <table:table-cell table:formula="of:=[.B23]" office:value-type="float" office:value="6" calcext:value-type="float">
            <text:p>6</text:p>
          </table:table-cell>
          <table:table-cell table:formula="of:=[.B24]*[.B24]" office:value-type="float" office:value="36" calcext:value-type="float">
            <text:p>36</text:p>
          </table:table-cell>
          <table:table-cell table:formula="of:=[.H23]" office:value-type="float" office:value="0.0000014980281131696" calcext:value-type="float">
            <text:p>1.4980281131696E-06</text:p>
          </table:table-cell>
          <table:table-cell table:formula="of:=[.D24]*[.D24]" office:value-type="float" office:value="0.00000000000224408822784648" calcext:value-type="float">
            <text:p>2.24408822784648E-12</text:p>
          </table:table-cell>
          <table:table-cell table:formula="of:=SQRT([.G24])" office:value-type="float" office:value="6.00000000000019" calcext:value-type="float">
            <text:p>6.00000000000019</text:p>
          </table:table-cell>
          <table:table-cell table:formula="of:=[.C24]+[.E24]" office:value-type="float" office:value="36.0000000000022" calcext:value-type="float">
            <text:p>36.0000000000022</text:p>
          </table:table-cell>
          <table:table-cell table:formula="of:=[.D24]/([.F24]/[.B24]+1)" office:value-type="float" office:value="0.00000074901405658479" calcext:value-type="float">
            <text:p>7.4901405658479E-07</text:p>
          </table:table-cell>
          <table:table-cell table:formula="of:=[.A24] * 2 * [.H24] / [.B24]" office:value-type="float" office:value="3.14159265358981" calcext:value-type="float">
            <text:p>3.14159265358981</text:p>
          </table:table-cell>
          <table:table-cell table:number-columns-repeated="16375"/>
        </table:table-row>
        <table:table-row table:style-name="ro1">
          <table:table-cell table:formula="of:=[.A24]*2" office:value-type="float" office:value="25165824" calcext:value-type="float">
            <text:p>25165824</text:p>
          </table:table-cell>
          <table:table-cell table:formula="of:=[.B24]" office:value-type="float" office:value="6" calcext:value-type="float">
            <text:p>6</text:p>
          </table:table-cell>
          <table:table-cell table:formula="of:=[.B25]*[.B25]" office:value-type="float" office:value="36" calcext:value-type="float">
            <text:p>36</text:p>
          </table:table-cell>
          <table:table-cell table:formula="of:=[.H24]" office:value-type="float" office:value="0.00000074901405658479" calcext:value-type="float">
            <text:p>7.4901405658479E-07</text:p>
          </table:table-cell>
          <table:table-cell table:formula="of:=[.D25]*[.D25]" office:value-type="float" office:value="0.000000000000561022056961603" calcext:value-type="float">
            <text:p>5.61022056961603E-13</text:p>
          </table:table-cell>
          <table:table-cell table:formula="of:=SQRT([.G25])" office:value-type="float" office:value="6.00000000000005" calcext:value-type="float">
            <text:p>6.00000000000005</text:p>
          </table:table-cell>
          <table:table-cell table:formula="of:=[.C25]+[.E25]" office:value-type="float" office:value="36.0000000000006" calcext:value-type="float">
            <text:p>36.0000000000006</text:p>
          </table:table-cell>
          <table:table-cell table:formula="of:=[.D25]/([.F25]/[.B25]+1)" office:value-type="float" office:value="0.000000374507028292394" calcext:value-type="float">
            <text:p>3.74507028292394E-07</text:p>
          </table:table-cell>
          <table:table-cell table:formula="of:=[.A25] * 2 * [.H25] / [.B25]" office:value-type="float" office:value="3.1415926535898" calcext:value-type="float">
            <text:p>3.14159265358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yond here the number system can’t be more accurate.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0:57:43.170012400</meta:creation-date>
    <dc:date>2025-04-23T12:29:32.800912400</dc:date>
    <meta:editing-duration>PT19M58S</meta:editing-duration>
    <meta:editing-cycles>2</meta:editing-cycles>
    <meta:generator>LibreOffice/25.2.2.2$Windows_X86_64 LibreOffice_project/7370d4be9e3cf6031a51beef54ff3bda878e3fac</meta:generator>
    <meta:document-statistic meta:table-count="1" meta:cell-count="217" meta:object-count="0"/>
  </office:meta>
</office:document-meta>
</file>